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eba" officeooo:paragraph-rsid="000deeba"/>
    </style:style>
    <style:style style:name="P2" style:family="paragraph" style:parent-style-name="Standard">
      <style:text-properties officeooo:rsid="000fdd2a" officeooo:paragraph-rsid="000fdd2a"/>
    </style:style>
    <style:style style:name="P3" style:family="paragraph" style:parent-style-name="Standard">
      <style:text-properties officeooo:rsid="00108aa7" officeooo:paragraph-rsid="00108aa7"/>
    </style:style>
    <style:style style:name="P4" style:family="paragraph" style:parent-style-name="Standard">
      <style:text-properties officeooo:rsid="00126702" officeooo:paragraph-rsid="001267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e 1:</text:p>
      <text:p text:style-name="P1">Fase Roja:</text:p>
      <text:p text:style-name="P1"/>
      <text:p text:style-name="P3">Para testear la primera funcionalidad, añadirPalabra, crearemos un objeto diccionario, usaremos un método de ese objeto para añadir la palabra, y el assert usará otro método, traducirPalabra, para confirmar que una palabra que hemos introducido tiene traducción y por lo tanto está añadida.</text:p>
      <text:p text:style-name="P1"/>
      <text:p text:style-name="P2">El primer test quedaría así:</text:p>
      <text:p text:style-name="P1"/>
      <text:p text:style-name="P1">@Test</text:p>
      <text:p text:style-name="P1"><text:s text:c="4"/>public void añadirPalabraIdiTest() {</text:p>
      <text:p text:style-name="P1"><text:s text:c="8"/>Traductor diccionario = new Traductor();</text:p>
      <text:p text:style-name="P1"><text:s text:c="8"/>diccionario.añadirPalabra("inglés", "hola", "hello");</text:p>
      <text:p text:style-name="P1"><text:s text:c="8"/>assertTrue(diccionario.traducirPalabra("inglés","hola").equals("hello"));</text:p>
      <text:p text:style-name="P1"><text:s text:c="8"/></text:p>
      <text:p text:style-name="P1"><text:s text:c="4"/>}</text:p>
      <text:p text:style-name="P1"/>
      <text:p text:style-name="P3">Para que se ejecute, creamos con la ayuda del Netbeans una clase Traductor, un método añadirPalabra vacío y un método traducirPalabra que retornará un string null para que falle el assert (me adelantaré y ya crearé el objeto diccionario como un mapa de mapas):</text:p>
      <text:p text:style-name="P3"/>
      <text:p text:style-name="P3">class Traductor {</text:p>
      <text:p text:style-name="P3"><text:s text:c="4"/></text:p>
      <text:p text:style-name="P3"><text:s text:c="4"/>private HashMap&lt;String,HashMap&lt;String,String&gt;&gt; diccionario = new HashMap&lt;String,HashMap&lt;String,String&gt;&gt;();</text:p>
      <text:p text:style-name="P3"/>
      <text:p text:style-name="P3"><text:s text:c="4"/>void añadirPalabra(String inglés, String hola, String hello) {</text:p>
      <text:p text:style-name="P3"><text:s text:c="7"/></text:p>
      <text:p text:style-name="P3"><text:s text:c="4"/>}</text:p>
      <text:p text:style-name="P3"/>
      <text:p text:style-name="P3"><text:s text:c="4"/>String traducirPalabra(String inglés, String hola) {</text:p>
      <text:p text:style-name="P3"><text:s text:c="8"/>return "";</text:p>
      <text:p text:style-name="P3"><text:s text:c="4"/>}</text:p>
      <text:p text:style-name="P3"><text:s text:c="4"/></text:p>
      <text:p text:style-name="P3">}</text:p>
      <text:p text:style-name="P3"/>
      <text:p text:style-name="P3">Ejecutando el test, falla, però no por error de compilación</text:p>
      <text:p text:style-name="P3"/>
      <text:p text:style-name="P4">Parte 2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16:03.061340832</meta:creation-date>
    <dc:date>2018-10-31T18:18:17.029542799</dc:date>
    <meta:editing-duration>PT6M1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151" meta:character-count="1204" meta:non-whitespace-character-count="991"/>
  </office:meta>
</office:document-meta>
</file>